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1in"/>
    </style:style>
    <style:style style:name="co3" style:family="table-column">
      <style:table-column-properties fo:break-before="auto" style:column-width="1.1799in"/>
    </style:style>
    <style:style style:name="co5" style:family="table-column">
      <style:table-column-properties fo:break-before="auto" style:column-width="3.62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</text:p>
          </table:table-cell>
          <table:table-cell office:value-type="string">
            <text:p>demo</text:p>
          </table:table-cell>
          <table:table-cell table:number-columns-repeated="1022"/>
        </table:table-row>
        <table:table-row table:style-name="ro1">
          <table:table-cell office:value-type="string">
            <text:p>Retail demo units and kiosks</text:p>
          </table:table-cell>
          <table:table-cell office:value-type="string">
            <text:p>demo-kiosk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, playable</text:p>
          </table:table-cell>
          <table:table-cell office:value-type="string">
            <text:p>demo-playable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, non-interactive</text:p>
          </table:table-cell>
          <table:table-cell office:value-type="string">
            <text:p>demo-rolling</text:p>
          </table:table-cell>
          <table:table-cell table:number-columns-repeated="1022"/>
        </table:table-row>
        <table:table-row table:style-name="ro1">
          <table:table-cell office:value-type="string">
            <text:p>General demonstration version, non-interactive slideshow</text:p>
          </table:table-cell>
          <table:table-cell office:value-type="string">
            <text:p>demo-slideshow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19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16:59.49</meta:creation-date>
    <dc:date>2021-10-09T19:49:48.90</dc:date>
    <meta:editing-duration>PT1M52S</meta:editing-duration>
    <meta:editing-cycles>3</meta:editing-cycles>
    <meta:generator>OpenOffice/4.1.7$Win32 OpenOffice.org_project/417m1$Build-9800</meta:generator>
    <meta:document-statistic meta:table-count="3" meta:cell-count="12" meta:object-count="0"/>
  </office:meta>
</office:document-meta>
</file>